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bfc14"/>
    </style:style>
    <style:style style:name="P2" style:family="paragraph" style:parent-style-name="Standard" style:list-style-name="L4">
      <style:paragraph-properties fo:text-align="justify" style:justify-single-word="false"/>
      <style:text-properties officeooo:paragraph-rsid="001bfc14"/>
    </style:style>
    <style:style style:name="P3" style:family="paragraph" style:parent-style-name="Standard">
      <style:paragraph-properties fo:text-align="justify" style:justify-single-word="false"/>
      <style:text-properties officeooo:paragraph-rsid="001d20ea"/>
    </style:style>
    <style:style style:name="P4" style:family="paragraph" style:parent-style-name="Standard">
      <style:paragraph-properties fo:text-align="justify" style:justify-single-word="false"/>
      <style:text-properties officeooo:paragraph-rsid="002b8b6f"/>
    </style:style>
    <style:style style:name="P5"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1bfc14" officeooo:paragraph-rsid="001bfc14" style:font-size-asian="17.5pt" style:font-size-complex="20pt"/>
    </style:style>
    <style:style style:name="P6" style:family="paragraph" style:parent-style-name="Standard">
      <style:paragraph-properties fo:text-align="justify" style:justify-single-word="false"/>
      <style:text-properties style:font-name="Lato Medium" fo:font-size="18pt" style:text-underline-style="solid" style:text-underline-width="auto" style:text-underline-color="font-color" officeooo:rsid="001bfc14" officeooo:paragraph-rsid="001bfc14" style:font-size-asian="15.75pt" style:font-size-complex="18pt"/>
    </style:style>
    <style:style style:name="P7" style:family="paragraph" style:parent-style-name="Standard" style:list-style-name="L4">
      <style:paragraph-properties fo:text-align="justify" style:justify-single-word="false"/>
      <style:text-properties style:font-name="Lato Medium" fo:font-size="18pt" style:text-underline-style="solid" style:text-underline-width="auto" style:text-underline-color="font-color" officeooo:rsid="001bfc14" officeooo:paragraph-rsid="001bfc14" style:font-size-asian="15.75pt" style:font-size-complex="18pt"/>
    </style:style>
    <style:style style:name="P8" style:family="paragraph" style:parent-style-name="Standard">
      <style:paragraph-properties fo:text-align="center" style:justify-single-word="false"/>
      <style:text-properties style:font-name="Lato Medium" fo:font-size="18pt" style:text-underline-style="solid" style:text-underline-width="auto" style:text-underline-color="font-color" officeooo:rsid="001bfc14" officeooo:paragraph-rsid="001bfc14" style:font-size-asian="15.75pt" style:font-size-complex="18pt"/>
    </style:style>
    <style:style style:name="P9" style:family="paragraph" style:parent-style-name="Standard">
      <style:paragraph-properties fo:text-align="justify" style:justify-single-word="false"/>
      <style:text-properties style:font-name="Lato Medium" fo:font-size="18pt" style:text-underline-style="solid" style:text-underline-width="auto" style:text-underline-color="font-color" officeooo:rsid="001cea11" officeooo:paragraph-rsid="001cea11" style:font-size-asian="15.75pt" style:font-size-complex="18pt"/>
    </style:style>
    <style:style style:name="P10" style:family="paragraph" style:parent-style-name="Standard">
      <style:paragraph-properties fo:text-align="justify" style:justify-single-word="false"/>
      <style:text-properties style:font-name="Lato Medium" fo:font-size="15pt" style:text-underline-style="none" officeooo:rsid="001cea11" officeooo:paragraph-rsid="001cea11" style:font-size-asian="13.1000003814697pt" style:font-size-complex="15pt"/>
    </style:style>
    <style:style style:name="P11" style:family="paragraph" style:parent-style-name="Standard">
      <style:paragraph-properties fo:text-align="justify" style:justify-single-word="false"/>
      <style:text-properties style:font-name="Lato Medium" fo:font-size="15pt" style:text-underline-style="none" officeooo:rsid="001d20ea" officeooo:paragraph-rsid="001d20ea" style:font-size-asian="13.1000003814697pt" style:font-size-complex="15pt"/>
    </style:style>
    <style:style style:name="P12" style:family="paragraph" style:parent-style-name="Standard">
      <style:paragraph-properties fo:text-align="justify" style:justify-single-word="false"/>
      <style:text-properties style:font-name="Lato Medium" fo:font-size="15pt" style:text-underline-style="none" officeooo:rsid="00257629" officeooo:paragraph-rsid="00257629" style:font-size-asian="13.1000003814697pt" style:font-size-complex="15pt"/>
    </style:style>
    <style:style style:name="P13" style:family="paragraph" style:parent-style-name="Standard">
      <style:paragraph-properties fo:text-align="justify" style:justify-single-word="false"/>
      <style:text-properties style:font-name="Lato Medium" fo:font-size="15pt" style:text-underline-style="none" officeooo:rsid="0026e505" officeooo:paragraph-rsid="0026e505" style:font-size-asian="13.1000003814697pt" style:font-size-complex="15pt"/>
    </style:style>
    <style:style style:name="P14" style:family="paragraph" style:parent-style-name="Standard">
      <style:paragraph-properties fo:text-align="justify" style:justify-single-word="false"/>
      <style:text-properties style:font-name="Lato Medium" fo:font-size="15pt" style:text-underline-style="none" officeooo:rsid="001bfc14" officeooo:paragraph-rsid="001bfc14" style:font-size-asian="13.1000003814697pt" style:font-size-complex="15pt"/>
    </style:style>
    <style:style style:name="P15" style:family="paragraph" style:parent-style-name="Standard">
      <style:paragraph-properties fo:text-align="justify" style:justify-single-word="false"/>
      <style:text-properties style:font-name="Lato Medium" fo:font-size="15pt" style:text-underline-style="none" officeooo:rsid="0030db17" officeooo:paragraph-rsid="0031d4d0" style:font-size-asian="13.1000003814697pt" style:font-size-complex="15pt"/>
    </style:style>
    <style:style style:name="P16" style:family="paragraph" style:parent-style-name="Standard">
      <style:paragraph-properties fo:text-align="justify" style:justify-single-word="false"/>
      <style:text-properties style:font-name="Lato Medium" fo:font-size="15pt" style:text-underline-style="none" officeooo:rsid="0031d4d0" officeooo:paragraph-rsid="0031d4d0" style:font-size-asian="13.1000003814697pt" style:font-size-complex="15pt"/>
    </style:style>
    <style:style style:name="P17" style:family="paragraph" style:parent-style-name="Standard">
      <style:paragraph-properties fo:text-align="justify" style:justify-single-word="false"/>
      <style:text-properties fo:font-size="15pt" style:text-underline-style="none" officeooo:rsid="001bfc14" officeooo:paragraph-rsid="001bfc14" style:font-size-asian="13.1000003814697pt" style:font-size-complex="15pt"/>
    </style:style>
    <style:style style:name="P18" style:family="paragraph" style:parent-style-name="Standard">
      <style:paragraph-properties fo:text-align="justify" style:justify-single-word="false"/>
      <style:text-properties fo:font-size="15pt" style:text-underline-style="none" officeooo:rsid="0023e3e7" officeooo:paragraph-rsid="0023e3e7" style:font-size-asian="13.1000003814697pt" style:font-size-complex="15pt"/>
    </style:style>
    <style:style style:name="P19" style:family="paragraph" style:parent-style-name="Standard">
      <style:paragraph-properties fo:text-align="justify" style:justify-single-word="false"/>
      <style:text-properties fo:font-size="15pt" style:text-underline-style="none" officeooo:rsid="00257629" officeooo:paragraph-rsid="00257629" style:font-size-asian="13.1000003814697pt" style:font-size-complex="15pt"/>
    </style:style>
    <style:style style:name="P20" style:family="paragraph" style:parent-style-name="Standard">
      <style:paragraph-properties fo:text-align="justify" style:justify-single-word="false"/>
      <style:text-properties officeooo:rsid="002249ef" officeooo:paragraph-rsid="002376a3"/>
    </style:style>
    <style:style style:name="T1" style:family="text">
      <style:text-properties style:font-name="Lato Medium"/>
    </style:style>
    <style:style style:name="T2" style:family="text">
      <style:text-properties style:font-name="Lato Medium" fo:font-size="18pt" style:text-underline-style="solid" style:text-underline-width="auto" style:text-underline-color="font-color" officeooo:rsid="001bfc14" style:font-size-asian="15.75pt" style:font-size-complex="18pt"/>
    </style:style>
    <style:style style:name="T3" style:family="text">
      <style:text-properties style:font-name="Lato Medium" officeooo:rsid="001cea11"/>
    </style:style>
    <style:style style:name="T4" style:family="text">
      <style:text-properties style:font-name="Lato Medium" fo:font-size="15pt" style:text-underline-style="none" style:font-size-asian="13.1000003814697pt" style:font-size-complex="15pt"/>
    </style:style>
    <style:style style:name="T5" style:family="text">
      <style:text-properties style:font-name="Lato Medium" fo:font-size="15pt" style:text-underline-style="none" officeooo:rsid="001d20ea" style:font-size-asian="13.1000003814697pt" style:font-size-complex="15pt"/>
    </style:style>
    <style:style style:name="T6" style:family="text">
      <style:text-properties style:font-name="Lato Medium" fo:font-size="15pt" style:text-underline-style="none" officeooo:rsid="002071ad" style:font-size-asian="13.1000003814697pt" style:font-size-complex="15pt"/>
    </style:style>
    <style:style style:name="T7" style:family="text">
      <style:text-properties style:font-name="Lato Medium" fo:font-size="15pt" style:text-underline-style="none" officeooo:rsid="002376a3" style:font-size-asian="13.1000003814697pt" style:font-size-complex="15pt"/>
    </style:style>
    <style:style style:name="T8" style:family="text">
      <style:text-properties style:font-name="Lato Medium" fo:font-size="15pt" style:text-underline-style="none" officeooo:rsid="00282c83" style:font-size-asian="13.1000003814697pt" style:font-size-complex="15pt"/>
    </style:style>
    <style:style style:name="T9" style:family="text">
      <style:text-properties style:font-name="Lato Medium" fo:font-size="15pt" style:text-underline-style="none" officeooo:rsid="002a21da" style:font-size-asian="13.1000003814697pt" style:font-size-complex="15pt"/>
    </style:style>
    <style:style style:name="T10" style:family="text">
      <style:text-properties style:font-name="Lato Medium" fo:font-size="15pt" style:text-underline-style="none" officeooo:rsid="0026e505" style:font-size-asian="13.1000003814697pt" style:font-size-complex="15pt"/>
    </style:style>
    <style:style style:name="T11" style:family="text">
      <style:text-properties style:font-name="Lato Medium" fo:font-size="15pt" style:text-underline-style="none" officeooo:rsid="002d8cc0" style:font-size-asian="13.1000003814697pt" style:font-size-complex="15pt"/>
    </style:style>
    <style:style style:name="T12" style:family="text">
      <style:text-properties style:font-name="Lato Medium" fo:font-size="15pt" style:text-underline-style="none" officeooo:rsid="0026e505" fo:background-color="#ffffff" loext:char-shading-value="0" style:font-size-asian="13.1000003814697pt" style:font-size-complex="15pt"/>
    </style:style>
    <style:style style:name="T13" style:family="text">
      <style:text-properties style:font-name="Lato Medium" fo:font-size="15pt" style:text-underline-style="none" officeooo:rsid="002a21da" fo:background-color="#ffffff" loext:char-shading-value="0" style:font-size-asian="13.1000003814697pt" style:font-size-complex="15pt"/>
    </style:style>
    <style:style style:name="T14" style:family="text">
      <style:text-properties style:font-name="Lato Medium" fo:font-size="15pt" style:text-underline-style="none" officeooo:rsid="002b8b6f" fo:background-color="#ffffff" loext:char-shading-value="0" style:font-size-asian="13.1000003814697pt" style:font-size-complex="15pt"/>
    </style:style>
    <style:style style:name="T15" style:family="text">
      <style:text-properties style:font-name="Lato Medium" fo:font-size="15pt" style:text-underline-style="none" officeooo:rsid="002d25bb" fo:background-color="#ffffff" loext:char-shading-value="0" style:font-size-asian="13.1000003814697pt" style:font-size-complex="15pt"/>
    </style:style>
    <style:style style:name="T16" style:family="text">
      <style:text-properties style:font-name="Lato Medium" fo:font-size="15pt" style:text-underline-style="none" officeooo:rsid="002a21da" fo:background-color="#ffff00" loext:char-shading-value="0" style:font-size-asian="13.1000003814697pt" style:font-size-complex="15pt"/>
    </style:style>
    <style:style style:name="T17" style:family="text">
      <style:text-properties style:font-name="Lato Medium" officeooo:rsid="00282c83"/>
    </style:style>
    <style:style style:name="T18" style:family="text">
      <style:text-properties style:font-name="Lato Medium" officeooo:rsid="0031d4d0"/>
    </style:style>
    <style:style style:name="T19" style:family="text">
      <style:text-properties officeooo:rsid="001d20ea"/>
    </style:style>
    <style:style style:name="T20" style:family="text">
      <style:text-properties officeooo:rsid="001f20e2"/>
    </style:style>
    <style:style style:name="T21" style:family="text">
      <style:text-properties officeooo:rsid="0023e3e7"/>
    </style:style>
    <style:style style:name="T22" style:family="text">
      <style:text-properties officeooo:rsid="00247c2d"/>
    </style:style>
    <style:style style:name="T23" style:family="text">
      <style:text-properties officeooo:rsid="0026e505"/>
    </style:style>
    <style:style style:name="T24" style:family="text">
      <style:text-properties officeooo:rsid="002d25bb"/>
    </style:style>
    <style:style style:name="T25" style:family="text">
      <style:text-properties style:text-underline-style="solid" style:text-underline-width="auto" style:text-underline-color="font-color"/>
    </style:style>
    <style:style style:name="T26" style:family="text">
      <style:text-properties officeooo:rsid="0031d4d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mos utilizados</text:p>
      <text:p text:style-name="P8"/>
      <text:list xml:id="list3648559043690492199" text:style-name="L4">
        <text:list-item>
          <text:p text:style-name="P2"><text:span text:style-name="T2">KNN</text:span></text:p>
        </text:list-item>
      </text:list>
      <text:p text:style-name="P1"><text:span text:style-name="T2"/></text:p>
      <text:p text:style-name="P17"><text:span text:style-name="T1">Utilizamos K vecinos mas cercanos, vimos que a medida que K aumentaba teniamos un mejor score (aprendizaje con nuestro propio set de entrenamiento). </text:span></text:p>
      <text:p text:style-name="P17"><text:span text:style-name="T1">Probamos K=1, K=41, K=71 y K=100</text:span></text:p>
      <text:p text:style-name="P19"><text:span text:style-name="T1">Analizamos la precisión de losvalores de k de cada modelo, el mismo es de una presición de 61% aproximadamente.</text:span></text:p>
      <text:p text:style-name="P19"><text:span text:style-name="T1">Pudimos observar que cuanto mas grande es k según los resultados de kaggle son mas bajos </text:span><text:span text:style-name="T18">los score (por una diferencia mínima), por ende </text:span><text:span text:style-name="T1">elegimos un valor de k=41 con un set de entrenamiento aproximadamente de 500000 elementos. </text:span></text:p>
      <text:p text:style-name="P19"><text:span text:style-name="T1">Si aumentamos la cantidad de elemntos del set de entrenamiento (ej800000) la precisión aumenta un cierto porc (con k=41)</text:span></text:p>
      <text:p text:style-name="P17"><text:span text:style-name="T1">Con K=100 nuestro score dismiyó, </text:span><text:span text:style-name="T3">cuando realizamos los submits vimos que el que mejor aprendió fue con k=41 con un score de 0.54</text:span></text:p>
      <text:p text:style-name="P18"><text:span text:style-name="T3">A</text:span><text:span text:style-name="T1">l modificar el set de datos mejoró a 0.6</text:span><text:span text:style-name="T17">3 (submitKNN4.csv)</text:span></text:p>
      <text:list xml:id="list84147665325539" text:continue-numbering="true" text:style-name="L4">
        <text:list-header>
          <text:p text:style-name="P7"/>
        </text:list-header>
        <text:list-item>
          <text:p text:style-name="P7">Decision Tree</text:p>
        </text:list-item>
      </text:list>
      <text:p text:style-name="P10"/>
      <text:p text:style-name="P10">Con este algoritmo obtuvimos <text:s/>el peor resultado ya que los submits iban por debajo de 0.5, utilizando como criterio “entropy”, ya que “ginni” <text:span text:style-name="T21">nos dió peores resultados</text:span>, con un random state de 1000. <text:span text:style-name="T22">Sin definir profundidad. No importa el random que se utilice ya que el score con el set de entrenamiento del modelo es el mismo.</text:span></text:p>
      <text:p text:style-name="P12"/>
      <text:p text:style-name="P12">Si le definimos un max_depth = 50, vemos que la presició<text:span text:style-name="T23">n es la misma, un 59% aproximadamente.</text:span></text:p>
      <text:p text:style-name="P13">Si no definimos un random state, con la misma profundidad, vemos que efectivamente es la misma precisión.</text:p>
      <text:p text:style-name="P4"><text:span text:style-name="T10">El mejor submit de kaggle de este algorit</text:span><text:span text:style-name="T12">mo es de 0.</text:span><text:span text:style-name="T15">60. E</text:span><text:span text:style-name="T13">l submit de</text:span><text:span text:style-name="T16"> </text:span><text:span text:style-name="T13">kaggle </text:span><text:span text:style-name="T14">0.61</text:span><text:span text:style-name="T13">.</text:span></text:p>
      <text:p text:style-name="P4"><text:span text:style-name="T13"/></text:p>
      <text:p text:style-name="P4"><text:span text:style-name="T13"/></text:p>
      <text:p text:style-name="P4"><text:span text:style-name="T13"/></text:p>
      <text:p text:style-name="P4"><text:span text:style-name="T13"/></text:p>
      <text:p text:style-name="P10"/>
      <text:list xml:id="list84146780735434" text:continue-numbering="true" text:style-name="L4">
        <text:list-item>
          <text:p text:style-name="P7"><text:soft-page-break/>Random Forest Classifier</text:p>
        </text:list-item>
      </text:list>
      <text:p text:style-name="P14"/>
      <text:p text:style-name="P14"/>
      <text:p text:style-name="P15">Utilizamos criterio “entropy”, con un random state de 10000, los resultados fueron muy bajos con todos los datos posibles. Pero al utilizar una muestra de 1.5 millones. El submit mejoró visiblemente siendo el mayor obtenido de<text:span text:style-name="T26"> 0.63806 <text:s/>Submits/submitRFC4.csv, con un score de 0.60 con el set de entrenamiento</text:span><text:span text:style-name="T26">.</text:span></text:p>
      <text:p text:style-name="P16">Con los datos generales anteriores vemos que ningún algoritmo entrenó correctamente, ya que no pudimos superar el resultado de kaggle de 0.56.</text:p>
      <text:p text:style-name="P16"/>
      <text:list xml:id="list84146468743380" text:continue-numbering="true" text:style-name="L4">
        <text:list-header>
          <text:p text:style-name="P7"/>
        </text:list-header>
        <text:list-item>
          <text:p text:style-name="P7">Random Forest Regressor</text:p>
        </text:list-item>
      </text:list>
      <text:p text:style-name="P6"/>
      <text:p text:style-name="P11">Utilizamos una profundidad que varió entre 25, 50, 100 y por default. Con un random state que varió entre 0, 100<text:span text:style-name="T22">0</text:span>, 1000<text:span text:style-name="T22">0</text:span>, 50<text:span text:style-name="T20">00</text:span>00. Vimos que los <text:span text:style-name="T20">que mejor resultado nos dió fue una profundidad 25 y un random de 1000.</text:span></text:p>
      <text:p text:style-name="P6"/>
      <text:p text:style-name="P11"><text:s/>Estos resultados fueron realizados sin los ids</text:p>
      <text:p text:style-name="P11">-Submit del archivo submitRFR5.csv: 0.49528</text:p>
      <text:p text:style-name="P11">-Submit del archivo submitRFR6.csv: 0.49402</text:p>
      <text:p text:style-name="P11"/>
      <text:p text:style-name="P11">Seteamos la edad con numeros mas pequeños les restamos 17, para ver si podíamos mejorar los resultados.</text:p>
      <text:p text:style-name="P11">Lo llamamos igual que el submit anterios porque no nos sirvió el resultado</text:p>
      <text:p text:style-name="P11">Submit del archivo submitRFR5.csv: 0.50211</text:p>
      <text:p text:style-name="P11">Volvemos a evaluar el archivo en kaggle pero redondeando a 1 o 0</text:p>
      <text:p text:style-name="P11">Submit submitRFR6.csv: 0.50028</text:p>
      <text:p text:style-name="P11"/>
      <text:p text:style-name="P11">Vemos que es menor, si el redondeo lo hacemos con al reves lo da igual mismo resultado</text:p>
      <text:p text:style-name="P11"/>
      <text:p text:style-name="P11">Probamos que sucede di reducimos los datos irrelevantes</text:p>
      <text:p text:style-name="P11">Submit submitRFR5.csv 0.50113 Mejoro un poco</text:p>
      <text:p text:style-name="P11"/>
      <text:p text:style-name="P11"><text:soft-page-break/>Cambiamos el set de datos y volvimos a realizar el modelo. Nuevo submit: <text:span text:style-name="T24">(con un max_depth=100)</text:span></text:p>
      <text:p text:style-name="P3"><text:span text:style-name="T5">submitRFR5.csv 0.65614 Mejora visiblemente, pero sólo tomamos una muestra de 1.5 millones. </text:span><text:span text:style-name="T6">Con un score de <text:s/>0.26, </text:span><text:span text:style-name="T8">esto quiere decir que predice un poco mejor respecto a lo que estuvimos observando, pero que aprendió realmente mal, respecto al set de entrenamiento. </text:span><text:span text:style-name="T11">Si redondeamos el resultado obtenemos una precisión de 0.588, con un resultado de kaggle 0.64.</text:span></text:p>
      <text:p text:style-name="P3"><text:span text:style-name="T6"/></text:p>
      <text:p text:style-name="P20"><text:span text:style-name="T6">C</text:span><text:span text:style-name="T4">uando agregamos mas datos, 13 millones, el score baja tanto que el modelo no aprendió ni sobre el test de entrenamiento.</text:span></text:p>
      <text:p text:style-name="P20"><text:span text:style-name="T4"/></text:p>
      <text:p text:style-name="P20"><text:span text:style-name="T7">Obteniendo un 20% del set de datos mas grande, obtuvimos un score de </text:span><text:span text:style-name="T9">muy pequeño un poco mas alto que el modelo que entrenó con todos los datos, entonces podemos decir que aprendió mejor con menos datos.</text:span></text:p>
      <text:p text:style-name="P6"/>
      <text:p text:style-name="P6"/>
      <text:p text:style-name="P9">Conclusión:</text:p>
      <text:p text:style-name="P9"/>
      <text:p text:style-name="P10">Cómo no conseguimos mejorar los resultados nos dimos cuenta que teniamos un inconveniente en el set de datos, cuando los modificamos pudimos obtener un mejor resultado, ya que pudimos superar los 0.6 de score. <text:span text:style-name="T19">Decidimos borrar algunas columnas ya que dificultaba el aprendizaje, como la columna nombre_area (ya que posee muchos valores que no tienen relación alguna, y los que son parecidos tienen valores muy altos), online(ya que todos los avisos están disponibles) y los id de avisos y postulantes ( ya que pueden variar y no influyen en la decisión de los mismos).</text:span></text:p>
      <text:p text:style-name="P16">Cuando sacamos la columna nombre area nos dimos cuenta que el score con el set de entrenamiento bajo unos puntos, por ejemplo, en random forest regressor con la columna obtuvimos 0.26 aproximadamente, que nos dió un resultado favorable respecto al submit, y sin la columna 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23:12:48.438842465</meta:creation-date>
    <dc:date>2018-06-28T08:41:45.392075727</dc:date>
    <meta:editing-duration>PT7M31S</meta:editing-duration>
    <meta:editing-cycles>2</meta:editing-cycles>
    <meta:generator>LibreOffice/5.1.6.2$Linux_X86_64 LibreOffice_project/10m0$Build-2</meta:generator>
    <meta:document-statistic meta:table-count="0" meta:image-count="0" meta:object-count="0" meta:page-count="3" meta:paragraph-count="39" meta:word-count="742" meta:character-count="4455" meta:non-whitespace-character-count="3750"/>
  </office:meta>
</office:document-meta>
</file>